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1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2" style:family="text"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CINNAMON ROLLS<text:tab/><text:tab/></text:p>
      <text:p text:style-name="P3"><text:tab/><text:tab/><text:tab/><text:tab/><text:tab/><text:tab/><text:tab/><text:tab/><text:tab/><text:tab/>5/98</text:p>
      <text:p text:style-name="P3">YEAST<text:tab/><text:tab/><text:tab/><text:tab/><text:tab/>3 1/4 OZ.</text:p>
      <text:p text:style-name="P3">WATER<text:tab/><text:tab/><text:tab/>1 LB.<text:tab/><text:tab/>8 OZ.</text:p>
      <text:p text:style-name="P3">DRY MILK<text:tab/><text:tab/><text:tab/><text:tab/><text:tab/>7 OZ.</text:p>
      <text:p text:style-name="P3">SUGAR<text:tab/><text:tab/><text:tab/><text:tab/><text:tab/>12 OZ.</text:p>
      <text:p text:style-name="P3">OIL<text:tab/><text:tab/><text:tab/><text:tab/><text:tab/><text:tab/>14 OZ.</text:p>
      <text:p text:style-name="P3">WATER<text:tab/><text:tab/><text:tab/>3 LB.</text:p>
      <text:p text:style-name="P3">BREAD FLOUR<text:tab/><text:tab/>7 LB.<text:tab/><text:tab/>4 OZ.</text:p>
      <text:p text:style-name="P3">SALT<text:tab/><text:tab/><text:tab/><text:tab/><text:tab/><text:tab/>2 1/2 OZ.</text:p>
      <text:p text:style-name="P3"/>
      <text:p text:style-name="P3">BUTTER<text:tab/><text:tab/><text:tab/><text:tab/><text:tab/>8 OZ.</text:p>
      <text:p text:style-name="P3">CINNAMON SUGAR MIX<text:tab/><text:tab/>4 C.</text:p>
      <text:p text:style-name="P3"/>
      <text:p text:style-name="P3">SET THE YEAST AND A PINCH OF THE SUGAR IN 90 DEGREE WATER. PREMIX THE FLOUR, DRY MILK, SUGAR, AND SALT FOR 3 MINUTES.</text:p>
      <text:p text:style-name="P3">ADD THE SET YEAST AND THE OIL AND MIX FOR 10 MINUTES.</text:p>
      <text:p text:style-name="P3">FERMENT 1 HOUR</text:p>
      <text:p text:style-name="P3">CUT THE DOUGH INTO 3 PARTS FOR EASIER HANDLING.</text:p>
      <text:p text:style-name="P3">ROLL THE PIECES TO 1/4" THICK AND SPREAD WITH MELTED BUTTER AND SPRINKLE LIBERALLY WITH CINNAMON SUGAR.</text:p>
      <text:p text:style-name="P3">ROLL THE DOUGH INTO A LONG LOG AND SEAL THE EDGE. <text:s/>CUT TO 4 OZ. PIECES AND STAND THEM ON END SO THAT THEY DON'T QUITE TOUCH. <text:s/>PROOF UNTIL THE ROLLS ARE DOUBLE IN SIZE AND BAKE AT 350 DEGREE FOR 20-25 MINUTES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0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document-statistic meta:table-count="0" meta:image-count="0" meta:object-count="0" meta:page-count="1" meta:paragraph-count="18" meta:word-count="151" meta:character-count="761" meta:non-whitespace-character-count="576"/>
  </office:meta>
</office:document-meta>
</file>